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5E0000005E71533790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opacity="100%"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6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7cm"/>
    </style:style>
    <style:style style:name="pr1" style:family="presentation" style:parent-style-name="marketing_5f_de-subtitle">
      <style:graphic-properties draw:fill-color="#ffffff" draw:textarea-vertical-align="top" draw:auto-grow-height="true" fo:min-height="21cm"/>
    </style:style>
    <style:style style:name="pr2" style:family="presentation" style:parent-style-name="marketing_5f_de-notes">
      <style:graphic-properties draw:fill-color="#ffffff" draw:auto-grow-height="true" fo:min-height="13.364cm"/>
    </style:style>
    <style:style style:name="pr3" style:family="presentation" style:parent-style-name="marketing_5f_de-title">
      <style:graphic-properties draw:auto-grow-height="true" fo:min-height="3.506cm"/>
    </style:style>
    <style:style style:name="pr4" style:family="presentation" style:parent-style-name="marketing_5f_de-outline1">
      <style:graphic-properties draw:auto-grow-height="true" fo:min-height="12.18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style-name="Regular" style:font-pitch="variable" style:font-charset="x-symbol" fo:color="#004586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Marketingplan" draw:style-name="dp1" draw:master-page-name="marketing_5f_d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8cm" svg:height="21cm" svg:x="0cm" svg:y="0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>Distributionspoliti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Inhaltsverzeichnis</text:p>
          </draw:text-box>
        </draw:frame>
        <draw:frame presentation:style-name="pr4" draw:text-style-name="P2" draw:layer="layout" svg:width="25.5cm" svg:height="12.18cm" svg:x="2cm" svg:y="6.32cm" presentation:class="outline" presentation:user-transformed="true">
          <draw:text-box>
            <text:list text:style-name="L2">
              <text:list-item>
                <text:p text:style-name="P2">Allgemein</text:p>
              </text:list-item>
              <text:list-item>
                <text:p text:style-name="P2">Direkter Absatz</text:p>
              </text:list-item>
              <text:list-item>
                <text:p text:style-name="P2">Indirekter Absatz</text:p>
              </text:list-item>
              <text:list-item>
                <text:p text:style-name="P2">Internet</text:p>
              </text:list-item>
              <text:list-item>
                <text:p text:style-name="P2">Rechtliches</text:p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Allgemein</text:p>
          </draw:text-box>
        </draw:frame>
        <draw:frame presentation:style-name="pr4" draw:layer="layout" svg:width="25.199cm" svg:height="12.18cm" svg:x="2.301cm" svg:y="6.5cm" presentation:class="outline" presentation:placeholder="true" presentation:user-transformed="true">
          <draw:text-box/>
        </draw:frame>
        <draw:custom-shape draw:style-name="gr2" draw:text-style-name="P4" draw:layer="layout" svg:width="6cm" svg:height="1.5cm" draw:transform="rotate (0.000174532925199433) translate (2.5cm 19cm)">
          <text:p text:style-name="P3"><text:span text:style-name="T3"><text:s text:c="5"/></text:span><text:span text:style-name="T3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7cm 19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layer="layout" svg:width="1.177cm" svg:height="0.963cm" svg:x="26.823cm" svg:y="19.5cm">
          <draw:text-box>
            <text:p><text:page-number>&lt;Foliennummer&gt;</text:page-number></text:p>
          </draw:text-box>
        </draw:frame>
        <draw:custom-shape draw:style-name="gr3" draw:text-style-name="P3" draw:layer="layout" svg:width="6cm" svg:height="1.5cm" draw:transform="rotate (0.000174532925199433) translate (11.5cm 19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16cm 19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20.5cm 19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Direkter Absatz</text:p>
          </draw:text-box>
        </draw:frame>
        <draw:frame presentation:style-name="pr4" draw:layer="layout" svg:width="25.199cm" svg:height="12.18cm" svg:x="2.301cm" svg:y="6.5cm" presentation:class="outline" presentation:placeholder="true">
          <draw:text-box/>
        </draw:frame>
        <draw:frame draw:style-name="gr5" draw:layer="layout" svg:width="3.677cm" svg:height="0.963cm" svg:x="26.82cm" svg:y="19.5cm">
          <draw:text-box>
            <text:p><text:page-number>&lt;Foliennummer&gt;</text:page-number></text:p>
          </draw:text-box>
        </draw:frame>
        <draw:custom-shape draw:style-name="gr2" draw:text-style-name="P4" draw:layer="layout" svg:width="5cm" svg:height="1.5cm" draw:transform="rotate (0.000174532925199433) translate (8.5cm 19.001cm)">
          <text:p text:style-name="P3"><text:span text:style-name="T3"><text:s text:c="6"/></text:span><text:span text:style-name="T3">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5cm" svg:height="1.5cm" draw:transform="rotate (0.000174532925199433) translate (4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5cm" svg:height="1.5cm" draw:transform="rotate (0.000174532925199433) translate (13.001cm 19.0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5cm" svg:height="1.5cm" draw:transform="rotate (0.000174532925199433) translate (17.501cm 19.0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6cm" svg:height="1.5cm" draw:transform="rotate (0.000174532925199433) translate (7cm 19.001cm)">
          <text:p text:style-name="P3"><text:span text:style-name="T3"><text:s text:c="6"/></text:span><text:span text:style-name="T3">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2.5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11.5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16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20.5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Indirekter Absatz</text:p>
          </draw:text-box>
        </draw:frame>
        <draw:frame presentation:style-name="pr4" draw:layer="layout" svg:width="25.199cm" svg:height="12.18cm" svg:x="2.301cm" svg:y="6.5cm" presentation:class="outline" presentation:placeholder="true">
          <draw:text-box/>
        </draw:frame>
        <draw:frame draw:style-name="gr5" draw:layer="layout" svg:width="3.677cm" svg:height="0.963cm" svg:x="26.82cm" svg:y="19.5cm">
          <draw:text-box>
            <text:p><text:page-number>&lt;Foliennummer&gt;</text:page-number></text:p>
          </draw:text-box>
        </draw:frame>
        <draw:custom-shape draw:style-name="gr2" draw:text-style-name="P4" draw:layer="layout" svg:width="5cm" svg:height="1.5cm" draw:transform="rotate (0.000174532925199433) translate (11.999cm 19cm)">
          <text:p text:style-name="P3"><text:span text:style-name="T3"><text:s text:c="6"/></text:span><text:span text:style-name="T3">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5cm" svg:height="1.5cm" draw:transform="rotate (0.000174532925199433) translate (4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5cm" svg:height="1.5cm" draw:transform="rotate (0.000174532925199433) translate (13.001cm 19.0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5cm" svg:height="1.5cm" draw:transform="rotate (0.000174532925199433) translate (17.501cm 19.0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6cm" svg:height="1.5cm" draw:transform="rotate (0.000174532925199433) translate (11.499cm 19cm)">
          <text:p text:style-name="P3"><text:span text:style-name="T3"><text:s text:c="6"/></text:span><text:span text:style-name="T3">In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2.5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6.999cm 19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16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20.5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Internet</text:p>
          </draw:text-box>
        </draw:frame>
        <draw:frame presentation:style-name="pr4" draw:layer="layout" svg:width="25.199cm" svg:height="12.18cm" svg:x="2.301cm" svg:y="6.5cm" presentation:class="outline" presentation:placeholder="true">
          <draw:text-box/>
        </draw:frame>
        <draw:frame draw:style-name="gr5" draw:layer="layout" svg:width="3.677cm" svg:height="0.963cm" svg:x="26.82cm" svg:y="19.5cm">
          <draw:text-box>
            <text:p><text:page-number>&lt;Foliennummer&gt;</text:page-number></text:p>
          </draw:text-box>
        </draw:frame>
        <draw:custom-shape draw:style-name="gr3" draw:text-style-name="P3" draw:layer="layout" svg:width="5cm" svg:height="1.5cm" draw:transform="rotate (0.000174532925199433) translate (4cm 19.0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11.498cm 19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6cm" svg:height="1.5cm" draw:transform="rotate (0.000174532925199433) translate (15.998cm 19cm)">
          <text:p text:style-name="P3"><text:span text:style-name="T3"><text:s text:c="6"/></text:span><text:span text:style-name="T3">Interne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2.5cm 19.0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6.999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20.5cm 19.0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Rechtliches</text:p>
          </draw:text-box>
        </draw:frame>
        <draw:frame presentation:style-name="pr4" draw:layer="layout" svg:width="25.199cm" svg:height="12.18cm" svg:x="2.301cm" svg:y="6.5cm" presentation:class="outline" presentation:placeholder="true">
          <draw:text-box/>
        </draw:frame>
        <draw:frame draw:style-name="gr5" draw:layer="layout" svg:width="3.677cm" svg:height="0.963cm" svg:x="26.82cm" svg:y="19.5cm">
          <draw:text-box>
            <text:p><text:page-number>&lt;Foliennummer&gt;</text:page-number></text:p>
          </draw:text-box>
        </draw:frame>
        <draw:custom-shape draw:style-name="gr3" draw:text-style-name="P3" draw:layer="layout" svg:width="5cm" svg:height="1.5cm" draw:transform="rotate (0.000174532925199433) translate (4cm 19.003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11.498cm 19.001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6cm" svg:height="1.5cm" draw:transform="rotate (0.000174532925199433) translate (20.497cm 19cm)">
          <text:p text:style-name="P3"><text:span text:style-name="T3"><text:s text:c="6"/></text:span><text:span text:style-name="T3">Rechtliches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2.5cm 19.003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6.999cm 19.002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6cm" svg:height="1.5cm" draw:transform="rotate (0.000174532925199433) translate (15.997cm 19cm)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Quellen</text:p>
          </draw:text-box>
        </draw:frame>
        <draw:frame presentation:style-name="pr4" draw:text-style-name="P5" draw:layer="layout" svg:width="25.199cm" svg:height="12.18cm" svg:x="2.301cm" svg:y="6.5cm" presentation:class="outline">
          <draw:text-box>
            <text:list text:style-name="L2">
              <text:list-item>
                <text:p><text:span text:style-name="T3">Basiswissen IT-Berufe – Wirtschafts- und Geschäftsprozesse: S. 219 – S.222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Sky" xlink:href="Pictures/100000000000005E0000005E71533790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ff950e" draw:fill-gradient-name="Gradient_20_8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de" fo:country="DE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arketing_5f_de-background" style:display-name="marketing_de-background" style:family="presentation">
      <style:graphic-properties draw:stroke="none" draw:fill="bitmap" draw:fill-image-name="Sky" style:repeat="stretch"/>
      <style:text-properties style:letter-kerning="true"/>
    </style:style>
    <style:style style:name="marketing_5f_de-backgroundobjects" style:display-name="marketing_de-backgroundobjects" style:family="presentation">
      <style:graphic-properties draw:fill-color="#ff950e" draw:fill-image-width="0cm" draw:fill-image-height="0cm" draw:shadow="hidden" draw:shadow-offset-x="0.3cm" draw:shadow-offset-y="0.3cm" draw:shadow-color="#808080"/>
      <style:text-properties style:letter-kerning="true"/>
    </style:style>
    <style:style style:name="marketing_5f_de-notes" style:display-name="marketing_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rketing_5f_de-outline1" style:display-name="marketing_de-outline1" style:family="presentation">
      <style:graphic-properties draw:stroke="none" draw:fill="none">
        <text:list-style style:name="marketing_5f_de-outline1" style:display-name="marketing_de-outline1">
          <text:list-level-style-bullet text:level="1" text:bullet-char="➢">
            <style:list-level-properties text:space-before="0.3cm" text:min-label-width="0.9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2" text:bullet-char="➢">
            <style:list-level-properties text:space-before="1.5cm" text:min-label-width="0.9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3" text:bullet-char="➢">
            <style:list-level-properties text:space-before="2.8cm" text:min-label-width="0.8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4" text:bullet-char="➢">
            <style:list-level-properties text:space-before="4.2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5" text:bullet-char="➢">
            <style:list-level-properties text:space-before="5.4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6" text:bullet-char="➢">
            <style:list-level-properties text:space-before="6.6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7" text:bullet-char="➢">
            <style:list-level-properties text:space-before="7.8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8" text:bullet-char="➢">
            <style:list-level-properties text:space-before="9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9" text:bullet-char="➢">
            <style:list-level-properties text:space-before="10.2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10" text:bullet-char="➢">
            <style:list-level-properties text:space-before="11.4cm" text:min-label-width="0.6cm"/>
            <style:text-properties fo:font-family="OpenSymbol" style:font-style-name="Regular" style:font-pitch="variable" style:font-charset="x-symbol" fo:color="#004586" fo:font-size="100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rketing_5f_de-outline2" style:display-name="marketing_de-outline2" style:family="presentation" style:parent-style-name="marketing_5f_d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rketing_5f_de-outline3" style:display-name="marketing_de-outline3" style:family="presentation" style:parent-style-name="marketing_5f_d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rketing_5f_de-outline4" style:display-name="marketing_de-outline4" style:family="presentation" style:parent-style-name="marketing_5f_d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rketing_5f_de-outline5" style:display-name="marketing_de-outline5" style:family="presentation" style:parent-style-name="marketing_5f_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6" style:display-name="marketing_de-outline6" style:family="presentation" style:parent-style-name="marketing_5f_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7" style:display-name="marketing_de-outline7" style:family="presentation" style:parent-style-name="marketing_5f_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8" style:display-name="marketing_de-outline8" style:family="presentation" style:parent-style-name="marketing_5f_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9" style:display-name="marketing_de-outline9" style:family="presentation" style:parent-style-name="marketing_5f_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subtitle" style:display-name="marketing_de-subtitle" style:family="presentation">
      <style:graphic-properties draw:stroke="none" draw:fill="none" draw:textarea-vertical-align="middle">
        <text:list-style style:name="marketing_5f_de-subtitle" style:display-name="marketing_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rketing_5f_de-title" style:display-name="marketing_de-title" style:family="presentation">
      <style:graphic-properties draw:stroke="none" draw:fill="none" draw:textarea-vertical-align="middle">
        <text:list-style style:name="marketing_5f_de-title" style:display-name="marketing_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Sk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rketing_5f_de-backgroundobjects">
      <style:graphic-properties draw:stroke="none" draw:fill="none" draw:fill-color="#ffffff" draw:auto-grow-height="false" fo:min-height="1.449cm"/>
    </style:style>
    <style:style style:name="Mpr2" style:family="presentation" style:parent-style-name="marketing_5f_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rketing_5f_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rketing_5f_de" style:display-name="marketing_de" style:page-layout-name="PM1" draw:style-name="Mdp1">
      <draw:frame presentation:style-name="marketing_5f_de-title" draw:layer="backgroundobjects" svg:width="25.199cm" svg:height="3.506cm" svg:x="2.1cm" svg:y="0.837cm" presentation:class="title" presentation:placeholder="true">
        <draw:text-box/>
      </draw:frame>
      <draw:frame presentation:style-name="marketing_5f_de-outline1" draw:layer="backgroundobjects" svg:width="25.199cm" svg:height="12.18cm" svg:x="2.301cm" svg:y="6.5cm" presentation:class="outline" presentation:placeholder="true">
        <draw:text-box/>
      </draw:frame>
      <draw:frame presentation:style-name="Mpr1" draw:text-style-name="MP1" draw:layer="backgroundobjects" svg:width="6.523cm" svg:height="1.448cm" svg:x="2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10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Foliennummer&gt;</text:page-number></text:span></text:p>
        </draw:text-box>
      </draw:frame>
      <presentation:notes style:page-layout-name="PM0">
        <draw:page-thumbnail presentation:style-name="marketing_5f_de-title" draw:layer="backgroundobjects" svg:width="14.848cm" svg:height="11.136cm" svg:x="3.075cm" svg:y="2.257cm" presentation:class="page"/>
        <draw:frame presentation:style-name="marketing_5f_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4T10:25:08.301484788</meta:creation-date>
    <meta:editing-duration>PT3H33M</meta:editing-duration>
    <meta:editing-cycles>42</meta:editing-cycles>
    <meta:generator>LibreOffice/4.3.4.1$Windows_x86 LibreOffice_project/bc356b2f991740509f321d70e4512a6a54c5f243</meta:generator>
    <meta:initial-creator>Marzian </meta:initial-creator>
    <dc:date>2017-01-31T15:04:27.082000000</dc:date>
    <meta:document-statistic meta:object-count="92"/>
    <meta:user-defined meta:name="License">&lt;a href="http://www.openoffice.org/licenses/BSD.pdf"&gt;BSD&lt;/a&gt;</meta:user-defined>
  </office:meta>
</office:document-meta>
</file>